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e0e7d" officeooo:paragraph-rsid="001e0e7d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e0e7d" officeooo:paragraph-rsid="002bb118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e0e7d" officeooo:paragraph-rsid="001e0e7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e0e7d" officeooo:paragraph-rsid="002f188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0463f" officeooo:paragraph-rsid="0020463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0463f" officeooo:paragraph-rsid="0022d84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0463f" officeooo:paragraph-rsid="003b57a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0463f" officeooo:paragraph-rsid="003de38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0463f" officeooo:paragraph-rsid="003e9a9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61c59" officeooo:paragraph-rsid="002b341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61c59" officeooo:paragraph-rsid="002ded6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dd48a" officeooo:paragraph-rsid="002dd48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338874" officeooo:paragraph-rsid="0033887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338874" officeooo:paragraph-rsid="0046e90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338874" officeooo:paragraph-rsid="004a394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338874" officeooo:paragraph-rsid="0059142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3c81e3" officeooo:paragraph-rsid="002ded6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3c81e3" officeooo:paragraph-rsid="003c81e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c226c" officeooo:paragraph-rsid="004238d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ded61" officeooo:paragraph-rsid="0031f0f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ded61" officeooo:paragraph-rsid="006b348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ded61" officeooo:paragraph-rsid="006ea8f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5c7760" officeooo:paragraph-rsid="005c7760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636416" officeooo:paragraph-rsid="0063641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636416" officeooo:paragraph-rsid="00711ed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69b96c" officeooo:paragraph-rsid="0069b96c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69b96c" officeooo:paragraph-rsid="006a685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69b96c" officeooo:paragraph-rsid="007c325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6a685f" officeooo:paragraph-rsid="006b348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48fed5" officeooo:paragraph-rsid="0048fed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48fed5" officeooo:paragraph-rsid="006ea8f7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48fed5" officeooo:paragraph-rsid="006fee10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6b348d" officeooo:paragraph-rsid="00729d2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5f56a7" officeooo:paragraph-rsid="006ea8f7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5f56a7" officeooo:paragraph-rsid="00729d2d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6ea8f7" officeooo:paragraph-rsid="006ea8f7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75ad89" officeooo:paragraph-rsid="0075ad89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760bc8" officeooo:paragraph-rsid="00760bc8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760bc8" officeooo:paragraph-rsid="0077eff3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f1880" officeooo:paragraph-rsid="002f1880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dd48a" officeooo:paragraph-rsid="002dd48a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7adf21" officeooo:paragraph-rsid="007adf21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6pt" fo:font-weight="bold" officeooo:rsid="0057fa7e" officeooo:paragraph-rsid="0057fa7e" style:font-size-asian="14pt" style:font-weight-asian="bold" style:font-size-complex="16pt" style:font-weight-complex="bold"/>
    </style:style>
    <style:style style:name="T1" style:family="text">
      <style:text-properties officeooo:rsid="00221c72"/>
    </style:style>
    <style:style style:name="T2" style:family="text">
      <style:text-properties officeooo:rsid="0022d849"/>
    </style:style>
    <style:style style:name="T3" style:family="text">
      <style:text-properties officeooo:rsid="00248641"/>
    </style:style>
    <style:style style:name="T4" style:family="text">
      <style:text-properties officeooo:rsid="002551a8"/>
    </style:style>
    <style:style style:name="T5" style:family="text">
      <style:text-properties officeooo:rsid="002b3415"/>
    </style:style>
    <style:style style:name="T6" style:family="text">
      <style:text-properties officeooo:rsid="002b410c"/>
    </style:style>
    <style:style style:name="T7" style:family="text">
      <style:text-properties officeooo:rsid="002bb118"/>
    </style:style>
    <style:style style:name="T8" style:family="text">
      <style:text-properties officeooo:rsid="002c226c"/>
    </style:style>
    <style:style style:name="T9" style:family="text">
      <style:text-properties officeooo:rsid="002dd48a"/>
    </style:style>
    <style:style style:name="T10" style:family="text">
      <style:text-properties officeooo:rsid="002ded61"/>
    </style:style>
    <style:style style:name="T11" style:family="text">
      <style:text-properties officeooo:rsid="002ea233"/>
    </style:style>
    <style:style style:name="T12" style:family="text">
      <style:text-properties officeooo:rsid="0030443a"/>
    </style:style>
    <style:style style:name="T13" style:family="text">
      <style:text-properties officeooo:rsid="0035790b"/>
    </style:style>
    <style:style style:name="T14" style:family="text">
      <style:text-properties officeooo:rsid="00373144"/>
    </style:style>
    <style:style style:name="T15" style:family="text">
      <style:text-properties officeooo:rsid="003a4e6d"/>
    </style:style>
    <style:style style:name="T16" style:family="text">
      <style:text-properties officeooo:rsid="003b57ae"/>
    </style:style>
    <style:style style:name="T17" style:family="text">
      <style:text-properties officeooo:rsid="003de38f"/>
    </style:style>
    <style:style style:name="T18" style:family="text">
      <style:text-properties officeooo:rsid="003e9a97"/>
    </style:style>
    <style:style style:name="T19" style:family="text">
      <style:text-properties officeooo:rsid="003fbc48"/>
    </style:style>
    <style:style style:name="T20" style:family="text">
      <style:text-properties officeooo:rsid="004238d8"/>
    </style:style>
    <style:style style:name="T21" style:family="text">
      <style:text-properties officeooo:rsid="0046e905"/>
    </style:style>
    <style:style style:name="T22" style:family="text">
      <style:text-properties officeooo:rsid="0048fed5"/>
    </style:style>
    <style:style style:name="T23" style:family="text">
      <style:text-properties officeooo:rsid="004a3944"/>
    </style:style>
    <style:style style:name="T24" style:family="text">
      <style:text-properties officeooo:rsid="004a4db6"/>
    </style:style>
    <style:style style:name="T25" style:family="text">
      <style:text-properties officeooo:rsid="004bc492"/>
    </style:style>
    <style:style style:name="T26" style:family="text">
      <style:text-properties officeooo:rsid="004d7d75"/>
    </style:style>
    <style:style style:name="T27" style:family="text">
      <style:text-properties officeooo:rsid="004e284d"/>
    </style:style>
    <style:style style:name="T28" style:family="text">
      <style:text-properties officeooo:rsid="00550054"/>
    </style:style>
    <style:style style:name="T29" style:family="text">
      <style:text-properties officeooo:rsid="0059142d"/>
    </style:style>
    <style:style style:name="T30" style:family="text">
      <style:text-properties officeooo:rsid="005c7760"/>
    </style:style>
    <style:style style:name="T31" style:family="text">
      <style:text-properties officeooo:rsid="005ff910"/>
    </style:style>
    <style:style style:name="T32" style:family="text">
      <style:text-properties officeooo:rsid="00618f2d"/>
    </style:style>
    <style:style style:name="T33" style:family="text">
      <style:text-properties officeooo:rsid="00658b2b"/>
    </style:style>
    <style:style style:name="T34" style:family="text">
      <style:text-properties officeooo:rsid="0067259c"/>
    </style:style>
    <style:style style:name="T35" style:family="text">
      <style:text-properties officeooo:rsid="0069b96c"/>
    </style:style>
    <style:style style:name="T36" style:family="text">
      <style:text-properties officeooo:rsid="006a685f"/>
    </style:style>
    <style:style style:name="T37" style:family="text">
      <style:text-properties officeooo:rsid="006b348d"/>
    </style:style>
    <style:style style:name="T38" style:family="text">
      <style:text-properties officeooo:rsid="006c6551"/>
    </style:style>
    <style:style style:name="T39" style:family="text">
      <style:text-properties officeooo:rsid="006cc517"/>
    </style:style>
    <style:style style:name="T40" style:family="text">
      <style:text-properties officeooo:rsid="006ea8f7"/>
    </style:style>
    <style:style style:name="T41" style:family="text">
      <style:text-properties officeooo:rsid="006fee10"/>
    </style:style>
    <style:style style:name="T42" style:family="text">
      <style:text-properties officeooo:rsid="007456fe"/>
    </style:style>
    <style:style style:name="T43" style:family="text">
      <style:text-properties officeooo:rsid="0074f6ed"/>
    </style:style>
    <style:style style:name="T44" style:family="text">
      <style:text-properties officeooo:rsid="007556a5"/>
    </style:style>
    <style:style style:name="T45" style:family="text">
      <style:text-properties officeooo:rsid="0077eff3"/>
    </style:style>
    <style:style style:name="T46" style:family="text">
      <style:text-properties officeooo:rsid="0079542e"/>
    </style:style>
    <style:style style:name="T47" style:family="text">
      <style:text-properties officeooo:rsid="007adf21"/>
    </style:style>
    <style:style style:name="T48" style:family="text">
      <style:text-properties officeooo:rsid="007c325d"/>
    </style:style>
    <style:style style:name="T49" style:family="text">
      <style:text-properties officeooo:rsid="00760bc8"/>
    </style:style>
    <style:style style:name="T50" style:family="text">
      <style:text-properties officeooo:rsid="007cf1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sta de Views, Funções,</text:p>
      <text:p text:style-name="P1">Procedimentos <text:span text:style-name="T7">e</text:span> Trigers</text:p>
      <text:p text:style-name="P3"/>
      <text:p text:style-name="P43">Views</text:p>
      <text:p text:style-name="P41"/>
      <text:p text:style-name="P40">Criar view contendo o<text:span text:style-name="T12">s</text:span> preços<text:span text:style-name="T12"> atuais</text:span> <text:span text:style-name="T12">para</text:span> compra da moeda do sistema <text:span text:style-name="T12">com</text:span> <text:span text:style-name="T12">o</text:span>s diferentes <text:span text:style-name="T12">sistemas monetários oferecidos</text:span>.</text:p>
      <text:p text:style-name="P40"/>
      <text:p text:style-name="P42">Criar view contendo todos os sorteios ativos.</text:p>
      <text:p text:style-name="P40"/>
      <text:p text:style-name="P43">Procedimentos</text:p>
      <text:p text:style-name="P4"/>
      <text:p text:style-name="P19">Procedimento para sortear os números do um sorteio a partir do intervalo de números sorteáveis e quantidade de números a serem sorteados. <text:span text:style-name="T20">O sorteio deve ser removido da</text:span><text:span text:style-name="T18"> view dos sorteios ativos</text:span>. Deve ser pa<text:span text:style-name="T14">ss</text:span>ada a chave primaria d<text:span text:style-name="T27">e</text:span> <text:span text:style-name="T22">S</text:span>orteio como parâmetro.</text:p>
      <text:p text:style-name="P12"/>
      <text:p text:style-name="P20">Procedimento para notificar Clientes e Organizadores sobre o resultado geral de um sorteio. <text:span text:style-name="T11">Para C</text:span><text:span text:style-name="T5">lientes </text:span><text:span text:style-name="T11">com</text:span><text:span text:style-name="T5"> um </text:span><text:span text:style-name="T11">ou mais</text:span><text:span text:style-name="T5"> </text:span><text:span text:style-name="T11">bilhetes no sorteio devem ser</text:span><text:span text:style-name="T5"> informado</text:span><text:span text:style-name="T15">s</text:span><text:span text:style-name="T11"> o resultado,</text:span><text:span text:style-name="T5"> se ele venceu ou não, </text:span><text:span text:style-name="T11">a quantidade de jogos vencidos e o prêmio total recebido</text:span><text:span text:style-name="T5">. </text:span><text:span text:style-name="T11">Para O</text:span><text:span text:style-name="T6">rganizadores </text:span><text:span text:style-name="T11">devem ser informados o resultado</text:span><text:span text:style-name="T6"> </text:span><text:span text:style-name="T5">quantidade de vencedores e o </text:span><text:span text:style-name="T11">balan</text:span><text:span text:style-name="T19">ç</text:span><text:span text:style-name="T11">o do s</text:span><text:span text:style-name="T15">o</text:span><text:span text:style-name="T11">rteio(receita com bilhetes menos prêmio distribuído). </text:span><text:span text:style-name="T8">Deve ser pas</text:span><text:span text:style-name="T13">s</text:span><text:span text:style-name="T8">ada a chave primaria d</text:span><text:span text:style-name="T27">e</text:span><text:span text:style-name="T8"> </text:span><text:span text:style-name="T22">S</text:span><text:span text:style-name="T8">orteio como parâmetro.</text:span></text:p>
      <text:p text:style-name="P20"/>
      <text:p text:style-name="P37">Procedimento para retornar <text:span text:style-name="T37">principais dados de um</text:span>a<text:span text:style-name="T37"> </text:span>conta Cliente<text:span text:style-name="T37">, relevantes para </text:span>o Usuario. Mostrar o e-mail, CPF, telefone, saldo, número de sorteios participados, total de bilhetes comprados, total de sorteios vencidos, total ganhos em <text:span text:style-name="T36">prêmio</text:span>s. Deve ser passada a chave de Cliente.</text:p>
      <text:p text:style-name="P20"/>
      <text:p text:style-name="P37">Procedimento para retornar <text:span text:style-name="T37">principais dados de um</text:span>a<text:span text:style-name="T37"> </text:span>conta Organizador<text:span text:style-name="T37">, relevantes para </text:span>o Usuario. Mostrar o e-mail, CNPJ, telefone, saldo, número de sorteios realizados, total de bilhetes vendidos, total em ganhos com vendas de bilhetes. Deve ser passada a chave de Organizador.</text:p>
      <text:p text:style-name="P20"/>
      <text:p text:style-name="P25">Procedimento para retornar um resumo das Operações de saque e depósito para cada moeda suportada(USD, BRL...). Deve ser mostrado o código da moeda, valor total depositado <text:span text:style-name="T44">em valor da</text:span> moeda <text:span text:style-name="T44">e</text:span> o valor sacado <text:span text:style-name="T44">em valor da</text:span> moeda.</text:p>
      <text:p text:style-name="P24"/>
      <text:p text:style-name="P32">Procedimento para retornar <text:span text:style-name="T35">um</text:span><text:span text:style-name="T40">a</text:span><text:span text:style-name="T35"> </text:span><text:span text:style-name="T40">lista resumindo</text:span> tod<text:span text:style-name="T41">a</text:span>s <text:span text:style-name="T41">as oprecoes feitas por um Us</text:span><text:span text:style-name="T43">u</text:span><text:span text:style-name="T41">ario</text:span>, <text:span text:style-name="T36">ordenad</text:span><text:span text:style-name="T41">a</text:span><text:span text:style-name="T36">s</text:span><text:span text:style-name="T28"> pela data, dos mais recentes para os mais antigos</text:span>. <text:span text:style-name="T35">Devem ser mostrados </text:span><text:span text:style-name="T41">a data da operaca</text:span><text:span text:style-name="T47">o</text:span><text:span text:style-name="T35">, o </text:span><text:span text:style-name="T41">tipo de operacao(saque ou depósito)</text:span><text:span text:style-name="T35">, </text:span><text:span text:style-name="T41">o codigo da moeda usada, valor da operacao em moeda usada, taxa de conversao aplicada</text:span>. <text:span text:style-name="T8">Deve ser passada a chave d</text:span><text:span text:style-name="T41">o</text:span><text:span text:style-name="T8"> </text:span><text:span text:style-name="T41">Usuario</text:span><text:span text:style-name="T8"> como parâmetro.</text:span></text:p>
      <text:p text:style-name="P20"/>
      <text:p text:style-name="P31">Procedimento para retornar <text:span text:style-name="T35">um</text:span><text:span text:style-name="T40">a</text:span><text:span text:style-name="T35"> </text:span><text:span text:style-name="T40">lista resumindo</text:span> todos os bilhetes comprados por um Cliente, <text:span text:style-name="T36">ordenados</text:span><text:span text:style-name="T28"> pela data, dos mais recentes para os mais antigos</text:span>. <text:span text:style-name="T35">Devem ser mostrados </text:span><text:span text:style-name="T37">a chave primaria do sorteio</text:span><text:span text:style-name="T35">, o número do bilhete, data da conpra e se o sorteio já foi finalizado</text:span>. <text:span text:style-name="T8">Deve ser passada a chave d</text:span><text:span text:style-name="T27">e</text:span><text:span text:style-name="T8"> </text:span>Cliente<text:span text:style-name="T8"> como parâmetro.</text:span></text:p>
      <text:p text:style-name="P30"/>
      <text:p text:style-name="P34">Procedimento para retornar <text:span text:style-name="T35">um</text:span><text:span text:style-name="T40">a</text:span><text:span text:style-name="T35"> </text:span><text:span text:style-name="T40">lista resumindo</text:span> todos os sorteios realizados por um Organizador, <text:span text:style-name="T36">ordenados</text:span><text:span text:style-name="T28"> pela data, dos mais recentes para os mais antigos</text:span>. Deve ser mostrados <text:span text:style-name="T37">a chave primaria do sorteio,</text:span> o <text:span text:style-name="T35">valor do </text:span><text:span text:style-name="T47">premio</text:span>, o preço do bilhete <text:span text:style-name="T35">em moeda do sistema</text:span>, <text:span text:style-name="T32">total</text:span> de bilhetes <text:span text:style-name="T32">vendidos</text:span>, <text:span text:style-name="T35">o total de participantes e se já foi finalizasdo</text:span>. Deve ser passada a chave do Organizador <text:span text:style-name="T31">como </text:span><text:span text:style-name="T8">parâmetro</text:span>.</text:p>
      <text:p text:style-name="P21"><text:soft-page-break/></text:p>
      <text:p text:style-name="P28">Procedimento para retornar um<text:span text:style-name="T40">a</text:span> <text:span text:style-name="T40">lista resumindo</text:span> todos os sorteios ativos <text:span text:style-name="T48">de um organizador</text:span>. <text:span text:style-name="T36">Mostar </text:span><text:span text:style-name="T37">a chave primaria do sorteio, </text:span><text:span text:style-name="T36">o valor do prêmio, preco do bilhete e total de participantes, ordenados pela data. </text:span><text:span text:style-name="T49">Deve passar a chave de </text:span><text:span text:style-name="T48">Organizador</text:span><text:span text:style-name="T49"> como parametro.</text:span></text:p>
      <text:p text:style-name="P26"/>
      <text:p text:style-name="P28">Procedimento para retornar <text:span text:style-name="T40">uma lista resumindo todos</text:span> os sorteios <text:span text:style-name="T36">finalizados </text:span><text:span text:style-name="T48">de um organizador</text:span>. <text:span text:style-name="T36">Mostar </text:span><text:span text:style-name="T37">a chave primaria do sorteio,</text:span><text:span text:style-name="T36"> o valor do prêmio, preco do bilhete </text:span><text:span text:style-name="T38">em moeda do sistema</text:span><text:span text:style-name="T36"> e total de participantes, ordenados pela data. </text:span><text:span text:style-name="T49">Deve passar a chave de </text:span><text:span text:style-name="T48">Organizador</text:span><text:span text:style-name="T49"> como parametro.</text:span></text:p>
      <text:p text:style-name="P27"/>
      <text:p text:style-name="P38">Procedimento para retornar <text:span text:style-name="T45">uma lista dos</text:span> blanco<text:span text:style-name="T45">s</text:span> de cada sorteio para um Cliente. Mostrar chave do sorteio, data do sorteio, bilhetes comprados, preco do bilhete e prêmio recebido(“0” se não ganhou com nenhum bilhete). Deve passar a chave de Cliente como parametro.</text:p>
      <text:p text:style-name="P27"/>
      <text:p text:style-name="P39">Procedimento para retornar <text:span text:style-name="T50">o</text:span> ba<text:span text:style-name="T50">la</text:span>nco de cada sorteio para um Organizador. Mostrar chave do sorteio, data do sorteio, bilhetes vendidos, preco do bilhete e prêmio distribuido(“0” se ninguem ganhou o prêmio). Deve passar a chave de Organizador como parametro.</text:p>
      <text:p text:style-name="P27"/>
      <text:p text:style-name="P38">Procedimento para retornar blanco de gastos por sorteio. Mostrar chave do sorteio, data do sorteio, bilhetes comprados, preco do bilhete e prêmio recebido(“0” se não ganhou com nenhum bilhete). Deve passar a chave de Cliente como parametro.</text:p>
      <text:p text:style-name="P27"/>
      <text:p text:style-name="P33">Procedimento para retornar os principais dados de um bilhete, relevantes para um Cliente. Mostrar o número do bilhete, data de compra, o preco do bilhete <text:span text:style-name="T38">em moeda do sistema, data do resultado, prêmio do sorteio em moeda do sistema e se sta finalizado. Deve pasar a chave do bilhete como parametro.</text:span></text:p>
      <text:p text:style-name="P27"/>
      <text:p text:style-name="P35">Procedimento para retornar <text:span text:style-name="T39">os</text:span> <text:span text:style-name="T37">principais dados </text:span><text:span text:style-name="T39">de uma modalidade de soretios, relevantes para um </text:span>Organizador. Deve ser mostrados <text:span text:style-name="T37">a </text:span><text:span text:style-name="T39">d</text:span><text:span text:style-name="T46">a</text:span><text:span text:style-name="T39">ta de criacao</text:span><text:span text:style-name="T37">, </text:span><text:span text:style-name="T39">o número de sorteios, o periodo entre sorteios, </text:span>o <text:span text:style-name="T35">valor </text:span><text:span text:style-name="T39">inicial</text:span><text:span text:style-name="T35"> do prêmio</text:span>, <text:span text:style-name="T36">se e incremental, condicao de incremento, porcentagem incrementada, se e acumulavel, porventagem acumulavel,</text:span> o preço do bilhete <text:span text:style-name="T35">em moeda do sistema</text:span>, <text:span text:style-name="T36">quantidiade de numeros sorteados, inicio do intervalo sorteavel, fim do intervalo sorteavel e descricao.</text:span>. Deve ser passada a chave d<text:span text:style-name="T39">a modalidade</text:span> <text:span text:style-name="T31">como </text:span><text:span text:style-name="T8">parâmetro</text:span>.</text:p>
      <text:p text:style-name="P27"/>
      <text:p text:style-name="P29">Procedimento para retornar todos os dados sobre um sorteio, <text:span text:style-name="T37">relevantes para um Usuario</text:span>. Mostrar a data de início, data do resultado, total de participante, valor do prêmio, se e incremental, condicao de incremento, porcentagem incrementada, se e acumulavel, porventagem acumulavel, preco do bilhete, quantidiade de numeros sorteados, inicio do intervalo sorteavel, fim do intervalo sorteavel e descricao. Deve passar a chave do sorteio.</text:p>
      <text:p text:style-name="P29"/>
      <text:p text:style-name="P36">Procedimento para retornar o resultado de um sorteio, o sorteio deve e<text:span text:style-name="T42">s</text:span>tar finalizado. Mostrar a data do resultado, total de participantes, prêmio total distribuido, total de bilhetes vencedores, prêmio distribuido por vencedor.</text:p>
      <text:p text:style-name="P22"/>
      <text:p text:style-name="P43">Funções</text:p>
      <text:p text:style-name="P20"/>
      <text:p text:style-name="P13">Função para retornar o t<text:span text:style-name="T13">o</text:span>tal em perdas, <text:span text:style-name="T21">em moeda do sistema,</text:span> de uma conta. De<text:span text:style-name="T16">v</text:span>e ser passado o E-mail do usuário como parâmetro.</text:p>
      <text:p text:style-name="P13"/>
      <text:p text:style-name="P14">Função para retornar o t<text:span text:style-name="T16">o</text:span>tal em ganhos, <text:span text:style-name="T21">em moeda do sistema,</text:span> de uma conta. De<text:span text:style-name="T16">v</text:span>e ser passado o E-mail do usuário como parâmetro.</text:p>
      <text:p text:style-name="P14"/>
      <text:p text:style-name="P24">Função para retornar a m<text:span text:style-name="T33">é</text:span>dia de bilhetes vendidos em todos os sorteios de uma modalidade. Deve <text:soft-page-break/>ser passada a chave primaria da modalidade.</text:p>
      <text:p text:style-name="P14"/>
      <text:p text:style-name="P16">Função para retornar <text:span text:style-name="T29">o balanço </text:span>de uma conta<text:span text:style-name="T29">(saldo + quanto ganhou – quanto perdeu – custos)</text:span>. De<text:span text:style-name="T16">v</text:span>e ser passado o E-mail do usuário como parâmetro.</text:p>
      <text:p text:style-name="P16"/>
      <text:p text:style-name="P23">Função para retornar o valor arrecadado com a vende de bilhetes de um sorteio. Deve ser passada a chave primaria de um sorteio.</text:p>
      <text:p text:style-name="P14"/>
      <text:p text:style-name="P15">Função para retornar <text:span text:style-name="T30">soma do</text:span> <text:span text:style-name="T30">retorno de todos os sorteios de uma </text:span><text:span text:style-name="T27">m</text:span><text:span text:style-name="T23">odalidad</text:span><text:span text:style-name="T34">e</text:span>. <text:span text:style-name="T8">Deve ser passada a chave primaria d</text:span><text:span text:style-name="T23">a</text:span><text:span text:style-name="T8"> </text:span><text:span text:style-name="T27">m</text:span><text:span text:style-name="T23">odalidade</text:span><text:span text:style-name="T8"> como parâmetro.</text:span></text:p>
      <text:p text:style-name="P6"/>
      <text:p text:style-name="P43">Triggers</text:p>
      <text:p text:style-name="P6"/>
      <text:p text:style-name="P18">Trigger para que realizada uma operação com dinheiro real de depósito/saque em uma conta seja feita a conversão do valor para a moeda do sistema e seja adicionado/retirado do saldo d<text:span text:style-name="T25">a conta</text:span> <text:span text:style-name="T24">U</text:span>suário.</text:p>
      <text:p text:style-name="P18"/>
      <text:p text:style-name="P8"><text:span text:style-name="T6">Trigger para </text:span><text:span text:style-name="T17">quando</text:span><text:span text:style-name="T1"> um</text:span><text:span text:style-name="T17">a</text:span><text:span text:style-name="T1"> nov</text:span><text:span text:style-name="T17">a modalidade de</text:span><text:span text:style-name="T1"> </text:span>sorteio <text:span text:style-name="T17">for criada</text:span> se<text:span text:style-name="T6">ja</text:span> <text:span text:style-name="T17">criado e iniciado o primeiro sorteio</text:span>.</text:p>
      <text:p text:style-name="P6"/>
      <text:p text:style-name="P9"><text:span text:style-name="T6">Trigger para, no início de</text:span><text:span text:style-name="T1"> um novo </text:span>sorteio, debita<text:span text:style-name="T17">r</text:span> do saldo da conta <text:span text:style-name="T6">Organizador</text:span> o valor correspondente ao <text:span text:style-name="T1">prêmio</text:span>.</text:p>
      <text:p text:style-name="P5"/>
      <text:p text:style-name="P7"><text:span text:style-name="T6">Trigger para que </text:span><text:span text:style-name="T7">a</text:span><text:span text:style-name="T6">pos</text:span> a compra d<text:span text:style-name="T7">o</text:span> bilhete <text:span text:style-name="T7">de</text:span> um sorteio, <text:span text:style-name="T6">seja</text:span><text:span text:style-name="T1"> feita uma transferência do</text:span> saldo da conta <text:span text:style-name="T1">C</text:span>liente <text:span text:style-name="T1">para o saldo da conta </text:span><text:span text:style-name="T6">Organizador</text:span> <text:span text:style-name="T3">d</text:span>o valor correspondente ao bilhete. <text:span text:style-name="T16">P</text:span><text:span text:style-name="T2">ara um sorteio</text:span><text:span text:style-name="T16">s</text:span><text:span text:style-name="T2"> definido</text:span><text:span text:style-name="T16">s</text:span><text:span text:style-name="T2"> como Incremental, </text:span><text:span text:style-name="T16">d</text:span><text:span text:style-name="T6">eve ser verificado se</text:span><text:span text:style-name="T2"> a condição de incremento(número de bilhetes vendidos) </text:span><text:span text:style-name="T16">foi atingida e, </text:span><text:span text:style-name="T9">se</text:span><text:span text:style-name="T2"> atingida, o valor a ser incrementado deve ser </text:span>debita<text:span text:style-name="T2">do</text:span> do saldo da conta <text:span text:style-name="T6">Organizador</text:span><text:span text:style-name="T1"> </text:span><text:span text:style-name="T2">e adicionado ao prêmio do sorteio.</text:span></text:p>
      <text:p text:style-name="P10"/>
      <text:p text:style-name="P11"><text:span text:style-name="T10">Triger para que, ao fim de</text:span> um sorteio<text:span text:style-name="T2">, o prêmio </text:span><text:span text:style-name="T10">seja</text:span><text:span text:style-name="T2"> dividi</text:span>d<text:span text:style-name="T2">o e depositado na conta de Clientes que possuam um bilhete vencedor(contendo todo</text:span><text:span text:style-name="T4">s</text:span><text:span text:style-name="T2"> os números sorteados), </text:span><text:span text:style-name="T17">s</text:span><text:span text:style-name="T10">e não houverem vencedores, o valor do prêmio </text:span><text:span text:style-name="T16">é</text:span><text:span text:style-name="T10"> retornado ao Organizador</text:span><text:span text:style-name="T2">. </text:span><text:span text:style-name="T10">Se o sorteio finalizado não for o último da modalidade, deve-se iniciar o sorteio seguinte.</text:span><text:span text:style-name="T2"> </text:span><text:span text:style-name="T10">Para um sorteio definido como Acumulável</text:span><text:span text:style-name="T2">,</text:span><text:span text:style-name="T10"> c</text:span><text:span text:style-name="T2">aso não ajam vencedores, </text:span><text:span text:style-name="T10">deve ser feito</text:span><text:span text:style-name="T2"> o acumulo</text:span><text:span text:style-name="T4">(</text:span><text:span text:style-name="T2">percentual</text:span><text:span text:style-name="T4">) </text:span><text:span text:style-name="T11">baseado no prêmio atual no</text:span><text:span text:style-name="T2"> prêmio </text:span><text:span text:style-name="T11">do</text:span><text:span text:style-name="T2"> sorteio s</text:span><text:span text:style-name="T10">eguinte</text:span><text:span text:style-name="T2">. </text:span><text:span text:style-name="T10">Por fim</text:span>, <text:span text:style-name="T5">notificações devem ser da</text:span><text:span text:style-name="T10">d</text:span><text:span text:style-name="T5">as a todos os </text:span><text:span text:style-name="T11">envolvidos(fazer uso do </text:span><text:span text:style-name="T26">p</text:span><text:span text:style-name="T11">rocedimento </text:span><text:span text:style-name="T16">criado anteriormente</text:span><text:span text:style-name="T11">).</text:span>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0T11:27:53.027000000</dc:date>
    <meta:editing-duration>PT4H58M3S</meta:editing-duration>
    <meta:editing-cycles>73</meta:editing-cycles>
    <meta:generator>LibreOffice/7.3.3.2$Windows_X86_64 LibreOffice_project/d1d0ea68f081ee2800a922cac8f79445e4603348</meta:generator>
    <meta:document-statistic meta:table-count="0" meta:image-count="0" meta:object-count="0" meta:page-count="3" meta:paragraph-count="36" meta:word-count="1251" meta:character-count="7895" meta:non-whitespace-character-count="6678"/>
  </office:meta>
</office:document-meta>
</file>